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2.379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60"/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RAM" table:style-name="ta1">
        <table:shapes>
          <draw:frame draw:z-index="0" draw:style-name="gr1" svg:width="6.3in" svg:height="5.052in" svg:x="8.3138in" svg:y="3.8717in">
            <draw:object draw:notify-on-update-of-ranges="RAM.A28:RAM.A28 RAM.A29:RAM.A32 RAM.B28:RAM.B28 RAM.B29:RAM.B32 RAM.C28:RAM.C28 RAM.C29:RAM.C32 RAM.D28:RAM.D28 RAM.D29:RAM.D32 RAM.E28:RAM.E28 RAM.E29:RAM.E3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>
            <text:p>Model</text:p>
          </table:table-cell>
          <table:table-cell office:value-type="string">
            <text:p>Incompressible, laminar, transitory</text:p>
          </table:table-cell>
          <table:table-cell table:number-columns-repeated="4"/>
        </table:table-row>
        <table:table-row table:style-name="ro2">
          <table:table-cell office:value-type="string">
            <text:p>Mesh [Cells]</text:p>
          </table:table-cell>
          <table:table-cell office:value-type="string">
            <text:p>2,6e6</text:p>
          </table:table-cell>
          <table:table-cell table:number-columns-repeated="4"/>
        </table:table-row>
        <table:table-row table:style-name="ro1">
          <table:table-cell office:value-type="string">
            <text:p>Mesh [DoF]</text:p>
          </table:table-cell>
          <table:table-cell office:value-type="string">
            <text:p>3,1e6</text:p>
          </table:table-cell>
          <table:table-cell table:number-columns-repeated="4"/>
        </table:table-row>
        <table:table-row table:style-name="ro1">
          <table:table-cell office:value-type="string">
            <text:p>Pressure solver</text:p>
          </table:table-cell>
          <table:table-cell office:value-type="string">
            <text:p>RAM [GB]</text:p>
          </table:table-cell>
          <table:table-cell table:number-columns-repeated="3"/>
          <table:table-cell office:value-type="string">
            <text:p>Swap sur laramon (24GB)</text:p>
          </table:table-cell>
        </table:table-row>
        <table:table-row table:style-name="ro2">
          <table:table-cell/>
          <table:table-cell office:value-type="string">
            <text:p>1 core</text:p>
          </table:table-cell>
          <table:table-cell office:value-type="string">
            <text:p>3 cores</text:p>
          </table:table-cell>
          <table:table-cell office:value-type="string">
            <text:p>A=LU [s]</text:p>
          </table:table-cell>
          <table:table-cell office:value-type="string">
            <text:p>Ax=B [s]</text:p>
          </table:table-cell>
          <table:table-cell office:value-type="string">
            <text:p>6 cores</text:p>
          </table:table-cell>
        </table:table-row>
        <table:table-row table:style-name="ro2">
          <table:table-cell office:value-type="string">
            <text:p>GCP</text:p>
          </table:table-cell>
          <table:table-cell office:value-type="string">
            <text:p>4,2</text:p>
          </table:table-cell>
          <table:table-cell table:number-columns-repeated="4"/>
        </table:table-row>
        <table:table-row table:style-name="ro1">
          <table:table-cell office:value-type="string">
            <text:p>PETSc Cholesky</text:p>
          </table:table-cell>
          <table:table-cell office:value-type="string">
            <text:p>31,0</text:p>
          </table:table-cell>
          <table:table-cell table:number-columns-repeated="3"/>
          <table:table-cell office:value-type="string">
            <text:p>61,0</text:p>
          </table:table-cell>
        </table:table-row>
        <table:table-row table:style-name="ro1">
          <table:table-cell office:value-type="string">
            <text:p>PETSc Cholesky out of core</text:p>
          </table:table-cell>
          <table:table-cell office:value-type="string">
            <text:p>10,0</text:p>
          </table:table-cell>
          <table:table-cell office:value-type="string">
            <text:p>24,2</text:p>
          </table:table-cell>
          <table:table-cell table:style-name="ce2" office:value-type="float" office:value="3540">
            <text:p>3540</text:p>
          </table:table-cell>
          <table:table-cell table:style-name="ce2" office:value-type="float" office:value="51">
            <text:p>51</text:p>
          </table:table-cell>
          <table:table-cell office:value-type="string">
            <text:p>35,7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PC</text:p>
          </table:table-cell>
          <table:table-cell office:value-type="string">
            <text:p>laramon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Incompressible, Anisotherm, RANS, Transitory</text:p>
          </table:table-cell>
          <table:table-cell table:number-columns-repeated="4"/>
        </table:table-row>
        <table:table-row table:style-name="ro1">
          <table:table-cell office:value-type="string">
            <text:p>Pressure solver</text:p>
          </table:table-cell>
          <table:table-cell office:value-type="string">
            <text:p>PETSc Cholesky (out of core option)</text:p>
          </table:table-cell>
          <table:table-cell table:number-columns-repeated="4"/>
        </table:table-row>
        <table:table-row table:style-name="ro2">
          <table:table-cell office:value-type="string">
            <text:p>Mesh [Cells]</text:p>
          </table:table-cell>
          <table:table-cell office:value-type="string">
            <text:p>1,04e6</text:p>
          </table:table-cell>
          <table:table-cell table:number-columns-repeated="4"/>
        </table:table-row>
        <table:table-row table:style-name="ro1">
          <table:table-cell office:value-type="string">
            <text:p>Mesh [DoF]</text:p>
          </table:table-cell>
          <table:table-cell office:value-type="string">
            <text:p>1,98e6</text:p>
          </table:table-cell>
          <table:table-cell table:number-columns-repeated="4"/>
        </table:table-row>
        <table:table-row table:style-name="ro2">
          <table:table-cell office:value-type="string">
            <text:p>Run on:</text:p>
          </table:table-cell>
          <table:table-cell office:value-type="string">
            <text:p>6 cores</text:p>
          </table:table-cell>
          <table:table-cell office:value-type="string">
            <text:p>1 core</text:p>
          </table:table-cell>
          <table:table-cell table:number-columns-repeated="3"/>
        </table:table-row>
        <table:table-row table:style-name="ro2">
          <table:table-cell office:value-type="string">
            <text:p>RAM [peak in GB]</text:p>
          </table:table-cell>
          <table:table-cell office:value-type="string">
            <text:p>25,1 (18,1)</text:p>
          </table:table-cell>
          <table:table-cell office:value-type="string">
            <text:p>10,0</text:p>
          </table:table-cell>
          <table:table-cell table:number-columns-repeated="3"/>
        </table:table-row>
        <table:table-row table:style-name="ro2">
          <table:table-cell office:value-type="string">
            <text:p>A=LU [s]</text:p>
          </table:table-cell>
          <table:table-cell table:style-name="ce2" office:value-type="string">
            <text:p>410 (419)</text:p>
          </table:table-cell>
          <table:table-cell table:style-name="ce2" office:value-type="float" office:value="1468">
            <text:p>1468</text:p>
          </table:table-cell>
          <table:table-cell table:number-columns-repeated="3"/>
        </table:table-row>
        <table:table-row table:style-name="ro2">
          <table:table-cell office:value-type="string">
            <text:p>Ax=B [s]</text:p>
          </table:table-cell>
          <table:table-cell office:value-type="string">
            <text:p>0,7 (2,3)</text:p>
          </table:table-cell>
          <table:table-cell office:value-type="string">
            <text:p>2,3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Mesh [Cells]</text:p>
          </table:table-cell>
          <table:table-cell table:style-name="ce3" office:value-type="float" office:value="2600000">
            <text:p>2.60E+006</text:p>
          </table:table-cell>
          <table:table-cell table:number-columns-repeated="4"/>
        </table:table-row>
        <table:table-row table:style-name="ro1">
          <table:table-cell office:value-type="string">
            <text:p>PETSc Cholesky</text:p>
          </table:table-cell>
          <table:table-cell table:number-columns-repeated="5"/>
        </table:table-row>
        <table:table-row table:style-name="ro1">
          <table:table-cell table:style-name="ce1" office:value-type="string">
            <text:p># CPU</text:p>
          </table:table-cell>
          <table:table-cell table:style-name="ce1" office:value-type="string">
            <text:p>Peak RAM/CPU [GB]</text:p>
          </table:table-cell>
          <table:table-cell table:style-name="ce1" office:value-type="string">
            <text:p>A=LU Time [s]</text:p>
          </table:table-cell>
          <table:table-cell table:style-name="ce1" office:value-type="string">
            <text:p>x=A-1.B Time [s]*100</text:p>
          </table:table-cell>
          <table:table-cell table:style-name="ce1" office:value-type="string">
            <text:p>kCells/CPU</text:p>
          </table:table-cell>
          <table:table-cell table:style-name="ce1" office:value-type="string">
            <text:p>curie</text:p>
          </table:table-cell>
        </table:table-row>
        <table:table-row table:style-name="ro2">
          <table:table-cell table:style-name="ce1" office:value-type="float" office:value="16">
            <text:p>16</text:p>
          </table:table-cell>
          <table:table-cell table:style-name="ce1" office:value-type="float" office:value="6.2">
            <text:p>6.2</text:p>
          </table:table-cell>
          <table:table-cell table:style-name="ce1" office:value-type="float" office:value="206">
            <text:p>206</text:p>
          </table:table-cell>
          <table:table-cell table:style-name="ce1" table:formula="of:=0.83*100" office:value-type="float" office:value="83">
            <text:p>83</text:p>
          </table:table-cell>
          <table:table-cell table:style-name="ce5" table:formula="of:=[.$B$20]/[.A23]/1000" office:value-type="float" office:value="162.5">
            <text:p>163</text:p>
          </table:table-cell>
          <table:table-cell table:style-name="ce1" office:value-type="string">
            <text:p>OK</text:p>
          </table:table-cell>
        </table:table-row>
        <table:table-row table:style-name="ro2">
          <table:table-cell table:style-name="ce1" office:value-type="float" office:value="32">
            <text:p>32</text:p>
          </table:table-cell>
          <table:table-cell table:style-name="ce1" office:value-type="float" office:value="2.7">
            <text:p>2.7</text:p>
          </table:table-cell>
          <table:table-cell table:style-name="ce1" office:value-type="float" office:value="159">
            <text:p>159</text:p>
          </table:table-cell>
          <table:table-cell table:style-name="ce1" table:formula="of:=0.53*100" office:value-type="float" office:value="53">
            <text:p>53</text:p>
          </table:table-cell>
          <table:table-cell table:style-name="ce5" table:formula="of:=[.$B$20]/[.A24]/1000" office:value-type="float" office:value="81.25">
            <text:p>81</text:p>
          </table:table-cell>
          <table:table-cell/>
        </table:table-row>
        <table:table-row table:style-name="ro2">
          <table:table-cell table:style-name="ce1" office:value-type="float" office:value="64">
            <text:p>64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132">
            <text:p>132</text:p>
          </table:table-cell>
          <table:table-cell table:style-name="ce1" table:formula="of:=0.38*100" office:value-type="float" office:value="38">
            <text:p>38</text:p>
          </table:table-cell>
          <table:table-cell table:style-name="ce5" table:formula="of:=[.$B$20]/[.A25]/1000" office:value-type="float" office:value="40.625">
            <text:p>41</text:p>
          </table:table-cell>
          <table:table-cell/>
        </table:table-row>
        <table:table-row table:style-name="ro2">
          <table:table-cell table:style-name="ce1" office:value-type="float" office:value="128">
            <text:p>12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21">
            <text:p>121</text:p>
          </table:table-cell>
          <table:table-cell table:style-name="ce1" table:formula="of:=0.33*100" office:value-type="float" office:value="33">
            <text:p>33</text:p>
          </table:table-cell>
          <table:table-cell table:style-name="ce5" table:formula="of:=[.$B$20]/[.A26]/1000" office:value-type="float" office:value="20.3125">
            <text:p>2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>
            <text:p># CPU</text:p>
          </table:table-cell>
          <table:table-cell table:style-name="ce1" office:value-type="string">
            <text:p>Peak RAM/CPU</text:p>
          </table:table-cell>
          <table:table-cell table:style-name="ce1" office:value-type="string">
            <text:p>A=LU Time</text:p>
          </table:table-cell>
          <table:table-cell table:style-name="ce1" office:value-type="string">
            <text:p>x=A-1.B Time</text:p>
          </table:table-cell>
          <table:table-cell table:style-name="ce1" office:value-type="string">
            <text:p>Cells/CPU</text:p>
          </table:table-cell>
          <table:table-cell/>
        </table:table-row>
        <table:table-row table:style-name="ro2">
          <table:table-cell table:style-name="ce1" office:value-type="float" office:value="16">
            <text:p>16</text:p>
          </table:table-cell>
          <table:table-cell table:style-name="ce4" table:formula="of:=[.B23]/[.B$23]" office:value-type="float" office:value="1">
            <text:p>1.00</text:p>
          </table:table-cell>
          <table:table-cell table:style-name="ce4" table:formula="of:=[.C23]/[.C$23]" office:value-type="float" office:value="1">
            <text:p>1.00</text:p>
          </table:table-cell>
          <table:table-cell table:style-name="ce4" table:formula="of:=[.D23]/[.D$23]" office:value-type="float" office:value="1">
            <text:p>1.00</text:p>
          </table:table-cell>
          <table:table-cell table:style-name="ce4" table:formula="of:=[.E23]/[.E$23]" office:value-type="float" office:value="1">
            <text:p>1.00</text:p>
          </table:table-cell>
          <table:table-cell/>
        </table:table-row>
        <table:table-row table:style-name="ro2">
          <table:table-cell table:style-name="ce1" office:value-type="float" office:value="32">
            <text:p>32</text:p>
          </table:table-cell>
          <table:table-cell table:style-name="ce4" table:formula="of:=[.B24]/[.B$23]" office:value-type="float" office:value="0.435483870967742">
            <text:p>0.44</text:p>
          </table:table-cell>
          <table:table-cell table:style-name="ce4" table:formula="of:=[.C24]/[.C$23]" office:value-type="float" office:value="0.771844660194175">
            <text:p>0.77</text:p>
          </table:table-cell>
          <table:table-cell table:style-name="ce4" table:formula="of:=[.D24]/[.D$23]" office:value-type="float" office:value="0.63855421686747">
            <text:p>0.64</text:p>
          </table:table-cell>
          <table:table-cell table:style-name="ce4" table:formula="of:=[.E24]/[.E$23]" office:value-type="float" office:value="0.5">
            <text:p>0.50</text:p>
          </table:table-cell>
          <table:table-cell/>
        </table:table-row>
        <table:table-row table:style-name="ro2">
          <table:table-cell table:style-name="ce1" office:value-type="float" office:value="64">
            <text:p>64</text:p>
          </table:table-cell>
          <table:table-cell table:style-name="ce4" table:formula="of:=[.B25]/[.B$23]" office:value-type="float" office:value="0.274193548387097">
            <text:p>0.27</text:p>
          </table:table-cell>
          <table:table-cell table:style-name="ce4" table:formula="of:=[.C25]/[.C$23]" office:value-type="float" office:value="0.640776699029126">
            <text:p>0.64</text:p>
          </table:table-cell>
          <table:table-cell table:style-name="ce4" table:formula="of:=[.D25]/[.D$23]" office:value-type="float" office:value="0.457831325301205">
            <text:p>0.46</text:p>
          </table:table-cell>
          <table:table-cell table:style-name="ce4" table:formula="of:=[.E25]/[.E$23]" office:value-type="float" office:value="0.25">
            <text:p>0.25</text:p>
          </table:table-cell>
          <table:table-cell/>
        </table:table-row>
        <table:table-row table:style-name="ro2">
          <table:table-cell table:style-name="ce1" office:value-type="float" office:value="128">
            <text:p>128</text:p>
          </table:table-cell>
          <table:table-cell table:style-name="ce4" table:formula="of:=[.B26]/[.B$23]" office:value-type="float" office:value="0.161290322580645">
            <text:p>0.16</text:p>
          </table:table-cell>
          <table:table-cell table:style-name="ce4" table:formula="of:=[.C26]/[.C$23]" office:value-type="float" office:value="0.587378640776699">
            <text:p>0.59</text:p>
          </table:table-cell>
          <table:table-cell table:style-name="ce4" table:formula="of:=[.D26]/[.D$23]" office:value-type="float" office:value="0.397590361445783">
            <text:p>0.40</text:p>
          </table:table-cell>
          <table:table-cell table:style-name="ce4" table:formula="of:=[.E26]/[.E$23]" office:value-type="float" office:value="0.125">
            <text:p>0.13</text:p>
          </table:table-cell>
          <table:table-cell/>
        </table:table-row>
        <table:table-row table:style-name="ro2" table:number-rows-repeated="1048542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4">00/00/0000</text:date>, <text:time style:data-style-name="N2" text:time-value="0000-00-00T14:51: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4T13:32:12</meta:creation-date>
    <meta:generator>LibreOffice/3.6$Linux_X86_64 LibreOffice_project/360m1$Build-2</meta:generator>
    <dc:date>2014-02-04T15:48:07</dc:date>
    <meta:editing-duration>PT4H39M18S</meta:editing-duration>
    <meta:editing-cycles>19</meta:editing-cycles>
    <meta:document-statistic meta:table-count="1" meta:cell-count="102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3cm" svg:height="12.833cm" xlink:href=".." xlink:type="simple" chart:class="chart:line" chart:style-name="ch1">
        <chart:title svg:x="1.867cm" svg:y="0.419cm" chart:style-name="ch2">
          <text:p>Relative evolution compare to a 16 CPUs parallel calculation
on a 2.6e6 cells mesh (163000 cells/CPU) where:
Peak RAM/CPU is 6.2GB
A=LU in factorization in 206 s
x=A-1.B solve in 0.83 s</text:p>
        </chart:title>
        <chart:legend chart:legend-position="end" svg:x="12.119cm" svg:y="5.354cm" style:legend-expansion="high" chart:style-name="ch3"/>
        <chart:plot-area chart:style-name="ch4" table:cell-range-address="RAM.A28:RAM.E32" chart:data-source-has-labels="both" svg:x="0.77cm" svg:y="4.001cm" svg:width="10.709cm" svg:height="7.587cm">
          <chartooo:coordinate-region svg:x="1.697cm" svg:y="4.205cm" svg:width="9.497cm" svg:height="6.728cm"/>
          <chart:axis chart:dimension="x" chart:name="primary-x" chart:style-name="ch5" chartooo:axis-type="auto">
            <chartooo:date-scale/>
            <chart:title svg:x="5.58cm" svg:y="11.844cm" chart:style-name="ch6">
              <text:p># CPU</text:p>
            </chart:title>
            <chart:categories table:cell-range-address="RAM.A29:RAM.A3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RAM.B29:RAM.B32" chart:label-cell-address="RAM.B28:RAM.B28" chart:class="chart:line">
            <chart:data-point chart:repeated="4"/>
          </chart:series>
          <chart:series chart:style-name="ch10" chart:values-cell-range-address="RAM.C29:RAM.C32" chart:label-cell-address="RAM.C28:RAM.C28" chart:class="chart:line">
            <chart:data-point chart:repeated="4"/>
          </chart:series>
          <chart:series chart:style-name="ch11" chart:values-cell-range-address="RAM.D29:RAM.D32" chart:label-cell-address="RAM.D28:RAM.D28" chart:class="chart:line">
            <chart:data-point chart:repeated="4"/>
          </chart:series>
          <chart:series chart:style-name="ch12" chart:values-cell-range-address="RAM.E29:RAM.E32" chart:label-cell-address="RAM.E28:RAM.E28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ak RAM/CPU</text:p>
                <draw:g>
                  <svg:desc>RAM.B28:RAM.B28</svg:desc>
                </draw:g>
              </table:table-cell>
              <table:table-cell office:value-type="string">
                <text:p>A=LU Time</text:p>
                <draw:g>
                  <svg:desc>RAM.C28:RAM.C28</svg:desc>
                </draw:g>
              </table:table-cell>
              <table:table-cell office:value-type="string">
                <text:p>x=A-1.B Time</text:p>
                <draw:g>
                  <svg:desc>RAM.D28:RAM.D28</svg:desc>
                </draw:g>
              </table:table-cell>
              <table:table-cell office:value-type="string">
                <text:p>Cells/CPU</text:p>
                <draw:g>
                  <svg:desc>RAM.E28:RAM.E28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RAM.A29:RAM.A32</svg:desc>
                </draw:g>
              </table:table-cell>
              <table:table-cell office:value-type="float" office:value="1">
                <text:p>1</text:p>
                <draw:g>
                  <svg:desc>RAM.B29:RAM.B32</svg:desc>
                </draw:g>
              </table:table-cell>
              <table:table-cell office:value-type="float" office:value="1">
                <text:p>1</text:p>
                <draw:g>
                  <svg:desc>RAM.C29:RAM.C32</svg:desc>
                </draw:g>
              </table:table-cell>
              <table:table-cell office:value-type="float" office:value="1">
                <text:p>1</text:p>
                <draw:g>
                  <svg:desc>RAM.D29:RAM.D32</svg:desc>
                </draw:g>
              </table:table-cell>
              <table:table-cell office:value-type="float" office:value="1">
                <text:p>1</text:p>
                <draw:g>
                  <svg:desc>RAM.E29:RAM.E32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435483870967742">
                <text:p>0.435483870967742</text:p>
              </table:table-cell>
              <table:table-cell office:value-type="float" office:value="0.771844660194175">
                <text:p>0.771844660194175</text:p>
              </table:table-cell>
              <table:table-cell office:value-type="float" office:value="0.63855421686747">
                <text:p>0.6385542168674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274193548387097">
                <text:p>0.274193548387097</text:p>
              </table:table-cell>
              <table:table-cell office:value-type="float" office:value="0.640776699029126">
                <text:p>0.640776699029126</text:p>
              </table:table-cell>
              <table:table-cell office:value-type="float" office:value="0.457831325301205">
                <text:p>0.45783132530120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0.587378640776699">
                <text:p>0.587378640776699</text:p>
              </table:table-cell>
              <table:table-cell office:value-type="float" office:value="0.397590361445783">
                <text:p>0.397590361445783</text:p>
              </table:table-cell>
              <table:table-cell office:value-type="float" office:value="0.125">
                <text:p>0.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